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237cm"/>
    </style:style>
    <style:style style:name="co6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1.296cm" fo:break-before="auto" style:use-optimal-row-height="true"/>
    </style:style>
    <style:style style:name="ro4" style:family="table-row">
      <style:table-row-properties style:row-height="2.125cm" fo:break-before="auto" style:use-optimal-row-height="tru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1.568cm" fo:break-before="auto" style:use-optimal-row-height="false"/>
    </style:style>
    <style:style style:name="ro7" style:family="table-row">
      <style:table-row-properties style:row-height="0.898cm" fo:break-before="auto" style:use-optimal-row-height="true"/>
    </style:style>
    <style:style style:name="ro8" style:family="table-row">
      <style:table-row-properties style:row-height="1.312cm" fo:break-before="auto" style:use-optimal-row-height="true"/>
    </style:style>
    <style:style style:name="ro9" style:family="table-row">
      <style:table-row-properties style:row-height="1.7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2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3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3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4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5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5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6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6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6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6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3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3">
          <table:table-cell office:value-type="string">
            <text:p>CANNOT_SAVE_CFG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3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5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callbacks konnten nicht eingestellt werden</text:p>
          </table:table-cell>
        </table:table-row>
        <table:table-row table:style-name="ro4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7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3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2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8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7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7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ieh-Achse</text:p>
          </table:table-cell>
        </table:table-row>
        <table:table-row table:style-name="ro7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r Spielschwierigkeit</text:p>
          </table:table-cell>
        </table:table-row>
        <table:table-row table:style-name="ro8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7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r Spielstrategie</text:p>
          </table:table-cell>
        </table:table-row>
        <table:table-row table:style-name="ro7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8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r Spieltyp ID</text:p>
          </table:table-cell>
        </table:table-row>
        <table:table-row table:style-name="ro7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8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 Dimensionen</text:p>
          </table:table-cell>
        </table:table-row>
        <table:table-row table:style-name="ro7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5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Wert 'Resolution'</text:p>
          </table:table-cell>
        </table:table-row>
        <table:table-row table:style-name="ro8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7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7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9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7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/>
        </table:table-row>
        <table:table-row table:style-name="ro7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7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7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8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7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9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8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 Verfügung</text:p>
          </table:table-cell>
        </table:table-row>
        <table:table-row table:style-name="ro7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7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8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8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9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nicht Vielfaches von 2</text:p>
          </table:table-cell>
        </table:table-row>
        <table:table-row table:style-name="ro9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9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8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1">11.07.2011</text:date>, <text:time>12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LibreOffice/3.3$Linux LibreOffice_project/330m19$Build-202</meta:generator>
    <dc:date>2011-07-11T12:15:12</dc:date>
    <meta:editing-duration>PT2H38M32S</meta:editing-duration>
    <meta:editing-cycles>83</meta:editing-cycles>
    <dc:creator>Михаил Капелько</dc:creator>
    <meta:document-statistic meta:table-count="3" meta:cell-count="199" meta:object-count="0"/>
  </office:meta>
</office:document-meta>
</file>